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weight="bold" style:font-weight-asian="bold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3.506cm" svg:x="1.4cm" svg:y="0.937cm" presentation:class="title" presentation:user-transformed="true">
          <draw:text-box>
            <text:p text:style-name="P1"><text:span text:style-name="T1">IGOR DO NASCIMENTO ALVES</text:span><text:span text:style-name="T1"><text:line-break/></text:span><text:span text:style-name="T1">ALEXANDRE KENJY DE SIQUEIRA KUMAGAI</text:span><text:span text:style-name="T1"><text:line-break/></text:span><text:span text:style-name="T1">AUGUSTO TUROLLA</text:span><text:span text:style-name="T1"><text:line-break/></text:span><text:span text:style-name="T1">GIOVANE JOSÉ FERNANDES</text:span></text:p>
          </draw:text-box>
        </draw:frame>
        <draw:frame presentation:style-name="pr2" draw:text-style-name="P3" draw:layer="layout" svg:width="25.199cm" svg:height="16.255cm" svg:x="1.4cm" svg:y="0.837cm">
          <draw:text-box>
            <text:p text:style-name="P2"><text:span text:style-name="T2">ORGANIZAÇÃO DE HORÁRIOS DA UNIVERSIDADE UTILIZANDO NOSSA PERCEPÇÃO DE MELHOR RESOLUÇÃO POSSÍVEL BASEADA EM SIMULAÇÕES CONTROLADA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20:43:31.346741145</meta:creation-date>
    <dc:date>2017-10-21T20:56:41.763126131</dc:date>
    <meta:editing-duration>PT13M12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